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6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5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81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11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96cm" fo:min-width="5.6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5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55cm" fo:min-width="0.3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.9cm"/>
    </style:style>
    <style:style style:name="pr1" style:family="presentation" style:parent-style-name="Blue_5f_Curve-title">
      <style:graphic-properties draw:textarea-vertical-align="middl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5.95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fo:min-height="3.151cm"/>
    </style:style>
    <style:style style:name="pr7" style:family="presentation" style:parent-style-name="Blue_5f_Curve1-title">
      <style:graphic-properties fo:min-height="1.771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fo:font-size="20pt" fo:background-color="transparent" style:font-size-asian="20pt" style:font-size-complex="20pt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fo:font-size="20pt" fo:language="en" fo:country="GB" style:font-size-asian="20pt" style:font-size-complex="20pt"/>
    </style:style>
    <style:style style:name="T14" style:family="text">
      <style:text-properties fo:font-size="16pt" fo:language="en" fo:country="GB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40pt" style:font-size-asian="22pt" style:font-size-complex="22pt"/>
    </style:style>
    <style:style style:name="T17" style:family="text">
      <style:text-properties style:text-position="0% 100%" fo:font-size="20pt" style:font-size-asian="20pt" style:font-size-complex="20pt"/>
    </style:style>
    <style:style style:name="T18" style:family="text">
      <style:text-properties style:text-position="33% 58%" fo:font-size="20pt" style:font-size-asian="20pt" style:font-size-complex="20pt"/>
    </style:style>
    <style:style style:name="T19" style:family="text">
      <style:text-properties fo:font-size="12pt" style:font-size-asian="15pt" style:font-size-complex="15pt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 text:style-name="P1">Bandwidth limited logging <text:s/><text:s text:c="4"/><text:line-break/><text:span text:style-name="T1">Tiny </text:span><text:span text:style-name="T1">embedded </text:span><text:span text:style-name="T1">systems to </text:span><text:span text:style-name="T1">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ystems I have created</text:p>
          </draw:text-box>
        </draw:frame>
        <draw:frame presentation:style-name="pr4" draw:layer="layout" svg:width="27.2cm" svg:height="16.8cm" svg:x="0.4cm" svg:y="2.6cm" presentation:class="outline" presentation:user-transformed="true">
          <draw:text-box>
            <text:list text:style-name="L2">
              <text:list-item>
                <text:p>For 256 byte RAM microprocessors to 32GB RAM servers.</text:p>
              </text:list-item>
              <text:list-item>
                <text:p>Used in space, on aircraft, in servers, by developers and end users.</text:p>
              </text:list-item>
              <text:list-item>
                <text:p>Different techniques are appropriate for different devices and situations; using / maintaining an in-house library of techniques is recommended which you can then use pick and mix style.</text:p>
              </text:list-item>
              <text:list-item>
                <text:p>Not programming language specific; they have been used extensively in C, C# &amp; golang.</text:p>
              </text:list-item>
              <text:list-item>
                <text:p>Primary design goals:</text:p>
                <text:list>
                  <text:list-item>
                    <text:p><text:span text:style-name="T2">Minimum disruption to the execution timing.</text:span></text:p>
                  </text:list-item>
                  <text:list-item>
                    <text:p><text:span text:style-name="T2">Dynamic configurability.</text:span></text:p>
                  </text:list-item>
                  <text:list-item>
                    <text:p><text:span text:style-name="T2">Bandwidth efficiency.</text:span></text:p>
                  </text:list-item>
                  <text:list-item>
                    <text:p><text:span text:style-name="T2">Support for extreme logging verbosity.</text:span></text:p>
                  </text:list-item>
                  <text:list-item>
                    <text:p><text:span text:style-name="T2">Compactness of invocation in source code.</text:span></text:p>
                  </text:list-item>
                  <text:list-item>
                    <text:p><text:span text:style-name="T2">Low maintenance and ongoing development effo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architecture superset</text:p>
          </draw:text-box>
        </draw:frame>
        <draw:frame presentation:style-name="pr4" draw:text-style-name="P3" draw:layer="layout" svg:width="13.8cm" svg:height="16.2cm" svg:x="0.4cm" svg:y="2.8cm" presentation:class="outline" presentation:user-transformed="true">
          <draw:text-box>
            <text:list text:style-name="L2">
              <text:list-item>
                <text:p><text:span text:style-name="T3">Some example implementations that use a subset of these will be </text:span><text:span text:style-name="T3">shown later.</text:span></text:p>
              </text:list-item>
              <text:list-item>
                <text:p><text:span text:style-name="T3">Modes of potentially simultaneous operation:</text:span></text:p>
                <text:list>
                  <text:list-item>
                    <text:p><text:span text:style-name="T4">Saving logs persistently.</text:span></text:p>
                  </text:list-item>
                  <text:list-item>
                    <text:p><text:span text:style-name="T4">Streaming logs out to.</text:span></text:p>
                  </text:list-item>
                  <text:list-item>
                    <text:p><text:span text:style-name="T4">Directly observing generated logs.</text:span></text:p>
                  </text:list-item>
                  <text:list-item>
                    <text:p><text:span text:style-name="T4">Searching for and downloading logs.</text:span></text:p>
                  </text:list-item>
                  <text:list-item>
                    <text:p><text:span text:style-name="T4">Pre-programmed logging conditions </text:span><text:span text:style-name="T5">(e.g. keep last &lt;=25MB &amp; &lt;=5s of debug logs in RAM and </text:span><text:span text:style-name="T5">stream them out + add to persistent local storage if an error occurs).</text:span></text:p>
                  </text:list-item>
                </text:list>
              </text:list-item>
              <text:list-item>
                <text:p><text:span text:style-name="T3">A log aggregator receives log streams from other devices but </text:span><text:span text:style-name="T3">otherwise is the same.</text:span></text:p>
              </text:list-item>
            </text:list>
          </draw:text-box>
        </draw:frame>
        <draw:g>
          <draw:custom-shape draw:style-name="gr2" draw:text-style-name="P4" draw:layer="layout" svg:width="6.1cm" svg:height="2cm" svg:x="14.8cm" svg:y="8.1cm">
            <text:p text:style-name="P4">Deferred execution</text:p>
            <text:p text:style-name="P4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14.8cm" svg:y="6.3cm">
            <text:p text:style-name="P4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cm" svg:y="5.7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1cm" svg:y="7.5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2cm" svg:y="10.1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10.7cm">
            <text:p text:style-name="P4">Prioritised RAM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9.203cm" svg:y="12.7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8.2cm" svg:y="13.3cm">
            <text:p text:style-name="P4">Prioritised bulk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3.196cm" svg:x="16.104cm" svg:y="12.704cm">
            <text:p/>
            <draw:enhanced-geometry svg:viewBox="0 0 21600 21600" draw:mirror-horizontal="false" draw:mirror-vertical="false" draw:text-areas="?f0 0 ?f2 ?f5" draw:type="down-arrow" draw:modifiers="18924.491710979 6294.610778443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15.9cm">
            <text:p text:style-name="P4">Prioritised bandwidth</text:p>
            <text:p text:style-name="P4">limited streaming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cm" svg:height="2cm" svg:x="21.5cm" svg:y="10.7cm">
            <text:p text:style-name="P4">Log search</text:p>
            <text:p text:style-name="P4">and match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4cm 11.9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draw:transform="rotate (-3.14159265358979) translate (23.304cm 13.30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8.6cm">
            <text:p text:style-name="P4">Interactiv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5cm 9.4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5" draw:layer="layout" svg:width="0.5cm" svg:height="0.895cm" draw:transform="rotate (-3.14159265358979) translate (24.803cm 10.7cm)">
            <text:p/>
            <draw:enhanced-geometry svg:viewBox="0 0 21600 21600" draw:mirror-horizontal="false" draw:mirror-vertical="false" draw:text-areas="?f0 0 ?f2 ?f5" draw:type="down-arrow" draw:modifiers="13668.75 6380.838323353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6.8cm">
            <text:p text:style-name="P4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4.5cm" svg:y1="8.6cm" svg:x2="24.5cm" svg:y2="8cm">
            <text:p/>
          </draw:line>
          <draw:custom-shape draw:style-name="gr8" draw:text-style-name="P4" draw:layer="layout" svg:width="6.1cm" svg:height="1.946cm" svg:x="14.8cm" svg:y="3.754cm">
            <text:p text:style-name="P4">Logging statement</text:p>
            <text:p text:style-name="P4">or log receiver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ample: Sensor interface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Small microcontroller for driving and connecting a sensor to a shared data bus as part of some unattended equipment.</text:p>
              </text:list-item>
              <text:list-item>
                <text:p>Requirements:</text:p>
                <text:list>
                  <text:list-item>
                    <text:p><text:span text:style-name="T2">Minimum power consumption.</text:span></text:p>
                  </text:list-item>
                  <text:list-item>
                    <text:p><text:span text:style-name="T2">Very low telemetry bandwidth with occasional connectivity.</text:span></text:p>
                  </text:list-item>
                  <text:list-item>
                    <text:p><text:span text:style-name="T2">Report recent events on error only.</text:span></text:p>
                  </text:list-item>
                </text:list>
              </text:list-item>
              <text:list-item>
                <text:p>Must store normal data for long periods until the RF system is available; an error will trigger one or until a scheduled RF session.</text:p>
              </text:list-item>
              <text:list-item>
                <text:p>Cyclic buffer of normal events that is frozen upon first error so background data is provided with the error report.</text:p>
              </text:list-item>
              <text:list-item>
                <text:p>Memory efficiency of log entries is paramount so they are designed to be of minimal size in memory and expended into full data bus packets on transmission.</text:p>
              </text:list-item>
              <text:list-item>
                <text:p>Sensor reports created when needed for an RF session <text:span text:style-name="T4">(not shown)</text:span>.</text:p>
              </text:list-item>
            </text:list>
          </draw:text-box>
        </draw:frame>
        <draw:g>
          <draw:custom-shape draw:style-name="gr4" draw:text-style-name="P5" draw:layer="layout" svg:width="0.5cm" svg:height="0.6cm" svg:x="24.3cm" svg:y="5.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21.5cm" svg:y="5.9cm">
            <text:p text:style-name="P4">Prioritised RAM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1cm" svg:height="1.1cm" svg:x="21.5cm" svg:y="8.5cm">
            <text:p text:style-name="P4">Send after error only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1cm" svg:height="1.1cm" svg:x="21.5cm" svg:y="4.2cm">
            <text:p text:style-name="P4">Logging statement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24.301cm" svg:y="7.9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ample: PC application</text:p>
          </draw:text-box>
        </draw:frame>
        <draw:frame presentation:style-name="pr4" draw:layer="layout" svg:width="14.2cm" svg:height="12.9cm" svg:x="0.4cm" svg:y="2.5cm" presentation:class="outline" presentation:user-transformed="true">
          <draw:text-box>
            <text:list text:style-name="L2">
              <text:list-item>
                <text:p>Application running on users computer.</text:p>
              </text:list-item>
              <text:list-item>
                <text:p text:style-name="P6">Requirements:</text:p>
                <text:list>
                  <text:list-item>
                    <text:p><text:span text:style-name="T2">Ease of providing support to users who are not sure how to use the </text:span><text:span text:style-name="T2">application or what the appropriate settings to use are.</text:span></text:p>
                  </text:list-item>
                  <text:list-item>
                    <text:p><text:span text:style-name="T2">Maintaining responsiveness while logging.</text:span></text:p>
                  </text:list-item>
                  <text:list-item>
                    <text:p><text:span text:style-name="T2">User privacy</text:span></text:p>
                  </text:list-item>
                </text:list>
              </text:list-item>
              <text:list-item>
                <text:p text:style-name="P6"><text:span text:style-name="T6">Only sends error reports with user permission which are assembled </text:span><text:span text:style-name="T6">from the logs.</text:span> <text:s/></text:p>
                <text:p/>
              </text:list-item>
            </text:list>
          </draw:text-box>
        </draw:frame>
        <draw:g>
          <draw:custom-shape draw:style-name="gr2" draw:text-style-name="P4" draw:layer="layout" svg:width="6.1cm" svg:height="2cm" svg:x="14.8cm" svg:y="7.3cm">
            <text:p text:style-name="P4">Deferred execution</text:p>
            <text:p text:style-name="P4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14.8cm" svg:y="5.5cm">
            <text:p text:style-name="P4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cm" svg:y="4.9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1cm" svg:y="6.7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2cm" svg:y="9.3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9.9cm">
            <text:p text:style-name="P4">Prioritised bulk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cm" svg:height="2cm" svg:x="14.8cm" svg:y="12.5cm">
            <text:p text:style-name="P4">Sending of error</text:p>
            <text:p text:style-name="P4">Reports to server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21.5cm" svg:y="7.8cm">
            <text:p text:style-name="P4">Interactiv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5cm 8.6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6cm">
            <text:p text:style-name="P4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4.5cm" svg:y1="7.8cm" svg:x2="24.5cm" svg:y2="7.2cm">
            <text:p/>
          </draw:line>
          <draw:custom-shape draw:style-name="gr9" draw:text-style-name="P4" draw:layer="layout" svg:width="6.1cm" svg:height="1.1cm" svg:x="14.8cm" svg:y="3.8cm">
            <text:p text:style-name="P4">Logging statement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03cm" svg:y="11.9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0" draw:text-style-name="P7" draw:layer="layout" svg:width="0.502cm" svg:height="1.187cm" svg:x="0.4cm" svg:y="15.4cm">
          <draw:text-box>
            <text:p/>
          </draw:text-box>
        </draw:frame>
        <draw:frame presentation:style-name="pr4" draw:layer="layout" svg:width="27cm" svg:height="3.2cm" svg:x="0.4cm" svg:y="16.2cm" presentation:class="outline" presentation:user-transformed="true">
          <draw:text-box>
            <text:list text:style-name="L2">
              <text:list-item>
                <text:p>Interactive debugging used during development and when providing support; manual authentication on establishing a debug connection by the user is needed to prevent invisible malware exploitation.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ample: Server component</text:p>
          </draw:text-box>
        </draw:frame>
        <draw:frame presentation:style-name="pr4" draw:layer="layout" svg:width="14cm" svg:height="15.3cm" svg:x="0.4cm" svg:y="2.5cm" presentation:class="outline" presentation:user-transformed="true">
          <draw:text-box>
            <text:list text:style-name="L2">
              <text:list-item>
                <text:p><text:span text:style-name="T7">Single instance of one component from a replicated server system.</text:span></text:p>
              </text:list-item>
              <text:list-item>
                <text:p><text:span text:style-name="T7">RAM holds recent logs down to trace level detail so that they can be </text:span><text:span text:style-name="T7">examined by remote debugging / sent as error run-up logs.</text:span></text:p>
              </text:list-item>
              <text:list-item>
                <text:p><text:span text:style-name="T7">Local storage is not arbitrarily large or fast so only keep logs down to debug </text:span><text:span text:style-name="T7">information.</text:span></text:p>
              </text:list-item>
              <text:list-item>
                <text:p><text:span text:style-name="T7">All local storage and RAM can be searched / downloaded remotely as </text:span><text:span text:style-name="T7">required.</text:span></text:p>
              </text:list-item>
              <text:list-item>
                <text:p><text:span text:style-name="T8">Log aggregation servers are used, but the machines themselves, data </text:span><text:span text:style-name="T8">storage and </text:span><text:span text:style-name="T7">bandwidth are not free.</text:span></text:p>
              </text:list-item>
            </text:list>
          </draw:text-box>
        </draw:frame>
        <draw:g>
          <draw:custom-shape draw:style-name="gr2" draw:text-style-name="P4" draw:layer="layout" svg:width="6.1cm" svg:height="2cm" svg:x="14.8cm" svg:y="6.4cm">
            <text:p text:style-name="P4">Deferred execution</text:p>
            <text:p text:style-name="P4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14.8cm" svg:y="4.6cm">
            <text:p text:style-name="P4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cm" svg:y="4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1cm" svg:y="5.8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2cm" svg:y="8.4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9cm">
            <text:p text:style-name="P4">Trace level RAM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9.203cm" svg:y="11.0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8.2cm" svg:y="11.6cm">
            <text:p text:style-name="P4">Prioritised bulk detail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3.196cm" svg:x="16.104cm" svg:y="11.004cm">
            <text:p/>
            <draw:enhanced-geometry svg:viewBox="0 0 21600 21600" draw:mirror-horizontal="false" draw:mirror-vertical="false" draw:text-areas="?f0 0 ?f2 ?f5" draw:type="down-arrow" draw:modifiers="18924.491710979 6294.610778443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14.2cm">
            <text:p text:style-name="P4">Prioritised bandwidth</text:p>
            <text:p text:style-name="P4">limited streaming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cm" svg:height="2cm" svg:x="21.5cm" svg:y="9cm">
            <text:p text:style-name="P4">Log search</text:p>
            <text:p text:style-name="P4">and match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4cm 10.2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draw:transform="rotate (-3.14159265358979) translate (23.304cm 11.60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6.9cm">
            <text:p text:style-name="P4">Remot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5cm 7.7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5" draw:layer="layout" svg:width="0.5cm" svg:height="0.895cm" draw:transform="rotate (-3.14159265358979) translate (24.803cm 9cm)">
            <text:p/>
            <draw:enhanced-geometry svg:viewBox="0 0 21600 21600" draw:mirror-horizontal="false" draw:mirror-vertical="false" draw:text-areas="?f0 0 ?f2 ?f5" draw:type="down-arrow" draw:modifiers="13668.75 6380.838323353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5.1cm">
            <text:p text:style-name="P4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4.5cm" svg:y1="6.9cm" svg:x2="24.5cm" svg:y2="6.3cm">
            <text:p/>
          </draw:line>
          <draw:custom-shape draw:style-name="gr9" draw:text-style-name="P4" draw:layer="layout" svg:width="6.1cm" svg:height="1.1cm" svg:x="14.8cm" svg:y="2.9cm">
            <text:p text:style-name="P4">Logging statement</text:p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26.8cm" svg:height="1.7cm" svg:x="0.4cm" svg:y="17.8cm" presentation:class="outline" presentation:user-transformed="true">
          <draw:text-box>
            <text:list text:style-name="L2">
              <text:list-item>
                <text:p text:style-name="P6"><text:span text:style-name="T2">Only summary and processing information that are expected to be of use plus a </text:span><text:span text:style-name="T2">full replay of trace level logs in the run up to an error get sent to the aggreg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as archiv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In addition to recording logs, there are a variety of other reasons for recording data for some products:</text:p>
                <text:list>
                  <text:list-item>
                    <text:p><text:span text:style-name="T2">Business: there is some value to the data that must be retained, e.g. tracking </text:span><text:span text:style-name="T2">virtual currency use.</text:span></text:p>
                  </text:list-item>
                  <text:list-item>
                    <text:p><text:span text:style-name="T2">Contractual: e.g. there is a clause to record operational data.</text:span></text:p>
                  </text:list-item>
                  <text:list-item>
                    <text:p><text:span text:style-name="T2">Legal: e.g. some data must be retained by law.</text:span></text:p>
                  </text:list-item>
                </text:list>
              </text:list-item>
              <text:list-item>
                <text:p>These could be satisfied with their own log like systems which would make a very clear distinction between discardable log statements and essential to be retained unmodified records.</text:p>
              </text:list-item>
              <text:list-item>
                <text:p>Using the same system reduces the amount of development work and hopefully gives your logging the reliability and testing of the more highly regarded record keeping.</text:p>
              </text:list-item>
              <text:list-item>
                <text:p>If the same system is to be used for both, ensure that the generation and retention of the records is fixed at compile time and preferably use a different recording statement to emphasise their impor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tatement 1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3">Never forget the basics; always support a simple printf log </text:span><text:span text:style-name="T3">statement. </text:span></text:p>
              </text:list-item>
              <text:list-item>
                <text:p>Design choice: where should the logging cost fall?</text:p>
                <text:list>
                  <text:list-item>
                    <text:p><text:span text:style-name="T2">In the logging context? =&gt; Potentially the most efficient but also the largest </text:span><text:span text:style-name="T2">impact on responsiveness.</text:span></text:p>
                    <text:list>
                      <text:list-item>
                        <text:p><text:span text:style-name="T9">e.g. Log(Debug, ”Buffer status: {buffer.Count}/{buffer.Capacity}”);</text:span></text:p>
                      </text:list-item>
                      <text:list-item>
                        <text:p><text:span text:style-name="T9">The entire log statement is being prepared with the cost for this occurring during execution.</text:span></text:p>
                      </text:list-item>
                      <text:list-item>
                        <text:p><text:span text:style-name="T9">Has a constant overhead so minimal timing changes but the cost is always incurred.</text:span></text:p>
                      </text:list-item>
                      <text:list-item>
                        <text:p><text:span text:style-name="T9">No concurrency issues; the resultant string is not mutable or dependant on mutable local </text:span><text:span text:style-name="T9">data.</text:span></text:p>
                      </text:list-item>
                    </text:list>
                  </text:list-item>
                  <text:list-item>
                    <text:p><text:span text:style-name="T2">Dispatched to a logging context? =&gt; Potentially lower impact on </text:span><text:span text:style-name="T2">responsiveness but there are there are now concurrency concerns with the </text:span><text:span text:style-name="T2">data being used for making the log.</text:span> </text:p>
                    <text:list>
                      <text:list-item>
                        <text:p><text:span text:style-name="T10">e.g. Log(Debug, BufferStatusLogMsg</text:span><text:span text:style-name="T9">, buffer.Count, buffer.Capacity);</text:span></text:p>
                      </text:list-item>
                      <text:list-item>
                        <text:p><text:span text:style-name="T9">The construction of the log statement is being deferred (in the case of the windows </text:span><text:span text:style-name="T9">performance metrics, it is deferred right until the logs are viewed).</text:span></text:p>
                      </text:list-item>
                      <text:list-item>
                        <text:p><text:span text:style-name="T9">Need to consider concurrency issues; any data logged must either be immutable or copied. </text:span></text:p>
                      </text:list-item>
                      <text:list-item>
                        <text:p><text:span text:style-name="T9">The out of context processing can be moved in context via a run time configur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tatement 2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Design choice: should the overhead change with log settings?</text:p>
                <text:list>
                  <text:list-item>
                    <text:p><text:span text:style-name="T2">Only use context CPU time when needed =&gt; </text:span><text:span text:style-name="T11">Minimum processor cost but the </text:span><text:span text:style-name="T11">greatest timing differences when logging is enabled.</text:span></text:p>
                    <text:list>
                      <text:list-item>
                        <text:p><text:span text:style-name="T12">The log statement itself evaluates if this log is currently enabled and returns if not.</text:span></text:p>
                      </text:list-item>
                      <text:list-item>
                        <text:p><text:span text:style-name="T12">You cannot get pre-event (on error / trigger condition) background information with this </text:span><text:span text:style-name="T12">choice; the information was simply never captured.</text:span></text:p>
                      </text:list-item>
                    </text:list>
                  </text:list-item>
                  <text:list-item>
                    <text:p><text:span text:style-name="T11">The logging context CPU usage remains the same but logging background </text:span><text:span text:style-name="T11">threads only consumes CPU when needed =&gt; Higher context CPU usage </text:span><text:span text:style-name="T11">with slower system operation but all information recorded.</text:span></text:p>
                    <text:list>
                      <text:list-item>
                        <text:p><text:span text:style-name="T10">A log statement always stores all log data into RAM, relying on the buffer eviction to weed out </text:span><text:span text:style-name="T10">the unwanted logs.</text:span></text:p>
                      </text:list-item>
                      <text:list-item>
                        <text:p><text:span text:style-name="T12">Usually, but not always, avoids the occasional mysterious log level dependant bug that goes </text:span><text:span text:style-name="T12">away when logging is turned up but still changes system resource usage, particularly </text:span><text:span text:style-name="T12">storage.</text:span></text:p>
                      </text:list-item>
                    </text:list>
                  </text:list-item>
                  <text:list-item>
                    <text:p><text:span text:style-name="T2">Keep CPU, disk and network usage as constant as possible =&gt; Minimum </text:span><text:span text:style-name="T2">possibility for service disruption when logging is changes at the highest cost.</text:span></text:p>
                    <text:list>
                      <text:list-item>
                        <text:p><text:span text:style-name="T9">Done by overwriting dump files and marking network reports as for discarding.</text:span></text:p>
                      </text:list-item>
                      <text:list-item>
                        <text:p><text:span text:style-name="T9">Very limited situations where this is desirable or needed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is can be configured at run time as circumstances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tatement 3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Design choice: identification of the log messages?</text:p>
                <text:list>
                  <text:list-item>
                    <text:p><text:span text:style-name="T11">Explicit by the programmer =&gt; Most likely to have errors, especially after </text:span><text:span text:style-name="T11">refactoring, and can be tedious for the programmer.</text:span></text:p>
                    <text:list>
                      <text:list-item>
                        <text:p><text:span text:style-name="T12">Unless strings are used as identifiers then this merges quite poorly.</text:span></text:p>
                      </text:list-item>
                      <text:list-item>
                        <text:p><text:span text:style-name="T12">Language id features like __FILE__ macros and file scope logger objects help.</text:span></text:p>
                      </text:list-item>
                    </text:list>
                  </text:list-item>
                  <text:list-item>
                    <text:p><text:span text:style-name="T11">Runtime cached reflection based identification can scan through your code, </text:span><text:span text:style-name="T11">producing an enumeration and translation automatically if you are using a </text:span><text:span text:style-name="T11">suitable language (e.g. C#) and can afford the code size &amp; start-up time cost.</text:span></text:p>
                    <text:list>
                      <text:list-item>
                        <text:p><text:span text:style-name="T10">Code obfuscation directly works against this, but some functionality can be retained.</text:span></text:p>
                      </text:list-item>
                    </text:list>
                  </text:list-item>
                  <text:list-item>
                    <text:p><text:span text:style-name="T11">Use a language pre-processor as part of your build process to perform an </text:span><text:span text:style-name="T11">enumeration and construction of translation files at compile time.</text:span></text:p>
                    <text:list>
                      <text:list-item>
                        <text:p><text:span text:style-name="T12">Requires a usable language parser and code injector for your language, providing a lot of </text:span><text:span text:style-name="T12">flexibility at the cost of an complex implementation which needs careful consideration.</text:span></text:p>
                      </text:list-item>
                      <text:list-item>
                        <text:p><text:span text:style-name="T12">Potentially has the minimum runtime size and resource usage for a given logging </text:span><text:span text:style-name="T12">requirement.</text:span></text:p>
                      </text:list-item>
                      <text:list-item>
                        <text:p><text:span text:style-name="T12">As this is a ‘compiled’ logging system, the implementation can be swapped out and </text:span><text:span text:style-name="T12">customised for the circumstances allowing the production system to be different from the </text:span><text:span text:style-name="T12">under development or under test system with different levels of integration into other </text:span><text:span text:style-name="T12">infrastructure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definitions</text:p>
          </draw:text-box>
        </draw:frame>
        <draw:frame presentation:style-name="pr4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There are several ways to consider log data:</text:p>
                <text:list>
                  <text:list-item>
                    <text:p><text:span text:style-name="T2">Simple human readable text that is not primarily machine </text:span><text:span text:style-name="T13">parsable.</text:span></text:p>
                    <text:list>
                      <text:list-item>
                        <text:p><text:span text:style-name="T14">A simple text log like many applications produce.</text:span></text:p>
                      </text:list-item>
                      <text:list-item>
                        <text:p><text:span text:style-name="T14">Can be parsed but at the cost of execution speed and developer maintenance. </text:span></text:p>
                      </text:list-item>
                    </text:list>
                  </text:list-item>
                  <text:list-item>
                    <text:p><text:span text:style-name="T2">Data structures with a fixed layout and no dynamic length data (except </text:span><text:span text:style-name="T2">optionally the final element of the message).</text:span></text:p>
                    <text:list>
                      <text:list-item>
                        <text:p><text:span text:style-name="T9">Simple binary blob with fixed data field positions, lengths and byte ordering.</text:span></text:p>
                      </text:list-item>
                      <text:list-item>
                        <text:p><text:span text:style-name="T9">For appropriate programming languages this permits extremely fast mem copy’s from structs </text:span><text:span text:style-name="T9">for compile time specified logs which is desirable for embedded logging systems.</text:span></text:p>
                      </text:list-item>
                    </text:list>
                  </text:list-item>
                  <text:list-item>
                    <text:p><text:span text:style-name="T2">Data structures with dynamic length or optional elements that utilise other </text:span><text:span text:style-name="T2">fields to determine their length / presence.</text:span></text:p>
                    <text:list>
                      <text:list-item>
                        <text:p><text:span text:style-name="T9">A log representation that maps directly to the representations possible for most programming </text:span><text:span text:style-name="T9">languages.</text:span></text:p>
                      </text:list-item>
                      <text:list-item>
                        <text:p><text:span text:style-name="T9">Needs encode/decode routines to deal with the variability.</text:span></text:p>
                      </text:list-item>
                    </text:list>
                  </text:list-item>
                  <text:list-item>
                    <text:p><text:span text:style-name="T2">An arbitrary encoding system where successive encode/decode steps are </text:span><text:span text:style-name="T2">determined by a decision tree for each step of the process.</text:span></text:p>
                    <text:list>
                      <text:list-item>
                        <text:p><text:span text:style-name="T9">The most generic possible system that can be extended to encompass any data format.</text:span></text:p>
                      </text:list-item>
                      <text:list-item>
                        <text:p><text:span text:style-name="T9">Usually processes run-time data specification and is the most complex and slowes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data 1</text:p>
          </draw:text-box>
        </draw:frame>
        <draw:frame presentation:style-name="pr4" draw:layer="layout" svg:width="27.6cm" svg:height="16.6cm" svg:x="0.2cm" svg:y="2.8cm" presentation:class="outline" presentation:user-transformed="true">
          <draw:text-box>
            <text:list text:style-name="L2">
              <text:list-item>
                <text:p>Design choice: is every log statement unique and independent?</text:p>
                <text:list>
                  <text:list-item>
                    <text:p><text:span text:style-name="T2">Do log statements have common and identified data structures?</text:span></text:p>
                    <text:list>
                      <text:list-item>
                        <text:p><text:span text:style-name="T9"><text:s/></text:span><text:span text:style-name="T9">Doing so usually reduces the number of encode / decode routines needed.</text:span></text:p>
                      </text:list-item>
                      <text:list-item>
                        <text:p><text:span text:style-name="T9"><text:s/></text:span><text:span text:style-name="T9">There is an increased potential for accidentally causing inadvertent log changes elsewhere.</text:span></text:p>
                      </text:list-item>
                      <text:list-item>
                        <text:p><text:span text:style-name="T9">Minimising the number of data structures usually increases the average size of logs due to </text:span><text:span text:style-name="T9">optional/situationally valid quantities.</text:span></text:p>
                      </text:list-item>
                      <text:list-item>
                        <text:p><text:span text:style-name="T9">Allowing a single log statement to use multiple different data representations depending on </text:span><text:span text:style-name="T9">the data values being logged increases the number of data structures.</text:span></text:p>
                      </text:list-item>
                    </text:list>
                  </text:list-item>
                  <text:list-item>
                    <text:p><text:span text:style-name="T2">Is the log level an intrinsic part of the log statement?</text:span></text:p>
                    <text:list>
                      <text:list-item>
                        <text:p><text:span text:style-name="T9">If it is then the log level is encoded simply in the presence of that log statement; having it </text:span><text:span text:style-name="T9">explicitly identified is a convenience rather than a necessity =&gt; this could be customised at </text:span><text:span text:style-name="T9">run time if desired rather than always hard coded depending on the situation.</text:span></text:p>
                      </text:list-item>
                      <text:list-item>
                        <text:p><text:span text:style-name="T9">If it isn’t then the log statement could have a level that changes according to the data it holds </text:span><text:span text:style-name="T9">=&gt; is it then desirable to be able to change the limits at run time that would elevate a log level </text:span><text:span text:style-name="T9">from trace to debug or from info to warning?</text:span></text:p>
                      </text:list-item>
                    </text:list>
                  </text:list-item>
                  <text:list-item>
                    <text:p><text:span text:style-name="T2">How are quantities in the logs to be identifier to the user?</text:span></text:p>
                    <text:list>
                      <text:list-item>
                        <text:p><text:span text:style-name="T9">Is each field in every log a different quantity? (</text:span><text:span text:style-name="T15">e.g. is periodic_summary_log.allocated_mem a </text:span><text:span text:style-name="T15">different quantity from high_memory_ressure_log.allocated_mem and should not be shown together?</text:span><text:span text:style-name="T9">)</text:span></text:p>
                      </text:list-item>
                      <text:list-item>
                        <text:p><text:span text:style-name="T9">Is every identical field name a single quantity and so can be search for and displayed </text:span><text:span text:style-name="T9">together?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data 2</text:p>
          </draw:text-box>
        </draw:frame>
        <draw:frame presentation:style-name="pr4" draw:layer="layout" svg:width="27cm" svg:height="17cm" svg:x="0.4cm" svg:y="2.4cm" presentation:class="outline" presentation:user-transformed="true">
          <draw:text-box>
            <text:list text:style-name="L2">
              <text:list-item>
                <text:p>Design choice: how to generate the individual log specific code?</text:p>
                <text:list>
                  <text:list-item>
                    <text:p><text:span text:style-name="T2">Manually by developer in every language =&gt; time consuming, error prone and </text:span><text:span text:style-name="T2">a nightmare to change between software versions.</text:span></text:p>
                    <text:list>
                      <text:list-item>
                        <text:p><text:span text:style-name="T9">There is just too much to do for anything other than small bits of software.</text:span></text:p>
                      </text:list-item>
                    </text:list>
                  </text:list-item>
                  <text:list-item>
                    <text:p><text:span text:style-name="T2">Using a multi-language serialisation/deserialisation library or code generator </text:span><text:span text:style-name="T2">=&gt; great time saver but still requires manual implementation of data capture </text:span><text:span text:style-name="T2">and data interpretation &amp; display.</text:span></text:p>
                    <text:list>
                      <text:list-item>
                        <text:p><text:span text:style-name="T9">There are some very popular and capable multi-language libraries and code generators like </text:span><text:span text:style-name="T9">protobuf.</text:span></text:p>
                      </text:list-item>
                      <text:list-item>
                        <text:p><text:span text:style-name="T9">Text serialisation such as XML, JSON or YAML will be significantly larger and much more </text:span><text:span text:style-name="T9">CPU intensive than a binary format.</text:span></text:p>
                        <text:list>
                          <text:list-item>
                            <text:p><text:span text:style-name="T15">Being fairly self describing does allow the use of general purpose data handling, search and </text:span><text:span text:style-name="T15">display libraries, much like the ‘big data’ hype.</text:span></text:p>
                          </text:list-item>
                          <text:list-item>
                            <text:p><text:span text:style-name="T15">Compression of individual text log entries is usually of limited effectiveness unless it is very large or </text:span><text:span text:style-name="T15">being used across a stream of log entrie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uilding / reusing some dedicated logging infrastructure =&gt; domain specific </text:span><text:span text:style-name="T2">code generators have the greatest automation but have the highest </text:span><text:span text:style-name="T2">complexity and time cost to understand, maintain, debug and implement.</text:span></text:p>
                    <text:list>
                      <text:list-item>
                        <text:p><text:span text:style-name="T9">General purpose log handling is based on a ‘master’ description of the logs from which target </text:span><text:span text:style-name="T9">log statements, encode/decode and log search / viewing is bas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General purpose log handl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After having to do some / most / all of it manually one or two times you will definitely find that this is the most efficient overall approach by far and becomes a high level selling point to customers.</text:p>
              </text:list-item>
              <text:list-item>
                <text:p>Design a log definition system such that the correct definition can be easily identified and obtained automatically.</text:p>
                <text:list>
                  <text:list-item>
                    <text:p><text:span text:style-name="T2">Debug logs should always include regular identification information to do this.</text:span></text:p>
                  </text:list-item>
                  <text:list-item>
                    <text:p><text:span text:style-name="T2">Need to be able to automatically obtain the definitions for each firmware </text:span><text:span text:style-name="T2">build; have a step in your build system to automatically upload them to a </text:span><text:span text:style-name="T2">suitable server.</text:span></text:p>
                  </text:list-item>
                </text:list>
              </text:list-item>
              <text:list-item>
                <text:p><text:span text:style-name="T3">This requires that all tools and software use run-time based </text:span><text:span text:style-name="T3">definitions of the debug log data (other than potentially the software </text:span><text:span text:style-name="T3">doing the logging) including:</text:span></text:p>
                <text:list>
                  <text:list-item>
                    <text:p><text:span text:style-name="T4">Decoder plug-ins to provide compiled decoder, analysis and display add-ons.</text:span></text:p>
                  </text:list-item>
                  <text:list-item>
                    <text:p><text:span text:style-name="T4">Run-time definition of the data allowing general purpose logic to use the logs.</text:span></text:p>
                  </text:list-item>
                  <text:list-item>
                    <text:p><text:span text:style-name="T4">Have a conversion program as a preprocessing step or service to convert the logs into a </text:span><text:span text:style-name="T4">generic machine readable format (using either of the two previous approach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7.2cm" svg:height="3.151cm" svg:x="0.4cm" svg:y="-0.291cm" presentation:class="title" presentation:user-transformed="true">
          <draw:text-box>
            <text:p><text:span text:style-name="T16">Build </text:span><text:span text:style-name="T16">time </text:span><text:span text:style-name="T16">generatio</text:span><text:span text:style-name="T16">n of </text:span><text:span text:style-name="T16">logging </text:span><text:span text:style-name="T16">statemen</text:span><text:span text:style-name="T16">ts</text:span>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concept is to mark data structure fields (in a language specific way or simply with comments) as to the quantity being held in a data structure field.</text:p>
                <text:list>
                  <text:list-item>
                    <text:p><text:span text:style-name="T2">A pre-build code parser can then identify all these debug relevant quantities </text:span><text:span text:style-name="T2">and construct any necessary code to extract these quantities from the data </text:span><text:span text:style-name="T2">structures.</text:span></text:p>
                  </text:list-item>
                  <text:list-item>
                    <text:p><text:span text:style-name="T2">The log scanner similarly identifies all log statements and constructs </text:span><text:span text:style-name="T2">appropriate routines to contain this auto-generated log code.</text:span></text:p>
                  </text:list-item>
                  <text:list-item>
                    <text:p><text:span text:style-name="T2">Developers can then simply pass in data structures they want to be included </text:span><text:span text:style-name="T2">in a log and all loggable quantities are automatically extracted and </text:span><text:span text:style-name="T2">appropriate log definitions generated.</text:span></text:p>
                  </text:list-item>
                </text:list>
              </text:list-item>
              <text:list-item>
                <text:p><text:span text:style-name="T3">Languages with reflection and code generation can do this at start-</text:span><text:span text:style-name="T3">up or using a command line option / special build options during a </text:span><text:span text:style-name="T3">post-build step to exploit the language features and simplify the </text:span><text:span text:style-name="T3">implementation.</text:span></text:p>
                <text:list>
                  <text:list-item>
                    <text:p><text:span text:style-name="T2">Only usable with some languages (e.g. C#) and if the execution environment </text:span><text:span text:style-name="T2">allows / done with a special build to circumvent runtime resource restri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layer="layout" svg:width="25.199cm" svg:height="1.771cm" svg:x="1.401cm" svg:y="0.4cm" presentation:class="title" presentation:user-transformed="true">
          <draw:text-box>
            <text:p>Log filter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simplest filtering is a general log level setting; each log statement has it’s own severity level determining if it is made.</text:p>
              </text:list-item>
              <text:list-item>
                <text:p>A step up is to have a bit array that determines which logs are made.</text:p>
                <text:list>
                  <text:list-item>
                    <text:p><text:span text:style-name="T2">A bit array is fastest for this and scales with the code size so is a reasonable </text:span><text:span text:style-name="T2">choice for this scenario and as it would usually only be changed by one piece </text:span><text:span text:style-name="T2">of code there are comparatively few concurrency issues.</text:span></text:p>
                  </text:list-item>
                </text:list>
              </text:list-item>
              <text:list-item>
                <text:p><text:span text:style-name="T3">This can be made more complex by temporarily increasing the </text:span><text:span text:style-name="T3">amount of retained logs in the event of an error which requires:</text:span></text:p>
                <text:list>
                  <text:list-item>
                    <text:p><text:span text:style-name="T2">Identifying which log events should trigger this.</text:span></text:p>
                  </text:list-item>
                  <text:list-item>
                    <text:p><text:span text:style-name="T2">Which additional logs should be kept (there may not be the bandwidth for all).</text:span></text:p>
                  </text:list-item>
                  <text:list-item>
                    <text:p><text:span text:style-name="T2">How to store this O(</text:span><text:span text:style-name="T17">n</text:span><text:span text:style-name="T18">2</text:span><text:span text:style-name="T17">) amount information</text:span><text:span text:style-name="T2"> in a space efficient manner </text:span><text:span text:style-name="T2">requires an efficient storage method suitable to the data (</text:span><text:span text:style-name="T9">e.g. a run-length </text:span><text:span text:style-name="T9">encoded bit array</text:span><text:span text:style-name="T2">).</text:span></text:p>
                  </text:list-item>
                  <text:list-item>
                    <text:p><text:span text:style-name="T2">With a prior log triggering system you always have to temporarily store the </text:span><text:span text:style-name="T2">additional logs in case they are needed. <text:s/>This is not needed if only </text:span><text:span text:style-name="T2">subsequent additional logs are to be be made once trigge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Deferred execution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key feature of deferred execution is to queue up the generation of a log entry with the data it is to be generated from until later.</text:p>
                <text:list>
                  <text:list-item>
                    <text:p><text:span text:style-name="T2">The actual logging activity can then be performed outside of the main </text:span><text:span text:style-name="T2">execution path, minimising the impact of the main code latency.</text:span></text:p>
                  </text:list-item>
                </text:list>
              </text:list-item>
              <text:list-item>
                <text:p>Gathering together the data to generate the log entry from may not be trivial or fast; any data that might change while the log entry is deferred must be copied.</text:p>
                <text:list>
                  <text:list-item>
                    <text:p><text:span text:style-name="T2">Immutable data objects assist this greatly as a reference such objects can be </text:span><text:span text:style-name="T2">quickly and simply taken without being concerned about mutability.</text:span></text:p>
                  </text:list-item>
                </text:list>
              </text:list-item>
              <text:list-item>
                <text:p><text:span text:style-name="T3">A trade off needs to be performed between:</text:span></text:p>
                <text:list>
                  <text:list-item>
                    <text:p><text:span text:style-name="T2">How much data to blanket copy within the logging context.</text:span></text:p>
                  </text:list-item>
                  <text:list-item>
                    <text:p><text:span text:style-name="T2">Preparing the log data blob in the logging context.</text:span></text:p>
                  </text:list-item>
                  <text:list-item>
                    <text:p><text:span text:style-name="T2">The maintenance of doing so correctly and completely.</text:span></text:p>
                  </text:list-item>
                  <text:list-item>
                    <text:p><text:span text:style-name="T2">Flexibility of logging and unobtrusiveness into the source cod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Highly concurrent systems</text:p>
          </draw:text-box>
        </draw:frame>
        <draw:frame presentation:style-name="pr4" draw:layer="layout" svg:width="27.2cm" svg:height="4.8cm" svg:x="0.4cm" svg:y="2.8cm" presentation:class="outline" presentation:user-transformed="true">
          <draw:text-box>
            <text:list text:style-name="L2">
              <text:list-item>
                <text:p><text:span text:style-name="T6">There will be many contexts attempting to log data and they must be </text:span><text:span text:style-name="T6">able to do so without stumbling over or blocking</text:span> each other.</text:p>
                <text:list>
                  <text:list-item>
                    <text:p><text:span text:style-name="T4">The standard solution to this is to have per execution context log queues (</text:span><text:span text:style-name="T5">no data write </text:span><text:span text:style-name="T5">contention</text:span><text:span text:style-name="T4">) and aggregate the logs down, reordering them as appropriate with a single </text:span><text:span text:style-name="T4">reader of each queue (</text:span><text:span text:style-name="T5">no data removal contention</text:span><text:span text:style-name="T4">).</text:span></text:p>
                  </text:list-item>
                </text:list>
              </text:list-item>
            </text:list>
          </draw:text-box>
        </draw:frame>
        <draw:frame presentation:style-name="pr4" draw:layer="layout" svg:width="27.2cm" svg:height="3.1cm" svg:x="0.4cm" svg:y="10.8cm" presentation:class="outline" presentation:user-transformed="true">
          <draw:text-box>
            <text:list text:style-name="L2">
              <text:list-item>
                <text:p><text:span text:style-name="T6">In order to correctly chain logs together into a sequence, use a data </text:span><text:span text:style-name="T6">ID and processing step count embedded in the data being passed </text:span><text:span text:style-name="T6">around to be able to reconstruct the sequence of events.</text:span></text:p>
              </text:list-item>
            </text:list>
          </draw:text-box>
        </draw:frame>
        <draw:g>
          <draw:frame draw:style-name="gr11" draw:text-style-name="P9" draw:layer="layout" svg:width="4.4cm" svg:height="1.2cm" svg:x="0.6cm" svg:y="7.6cm">
            <draw:text-box>
              <text:p text:style-name="P1"><text:span text:style-name="T19">Execution context A </text:span><text:span text:style-name="T19">generating logs</text:span></text:p>
            </draw:text-box>
          </draw:frame>
          <draw:frame draw:style-name="gr11" draw:text-style-name="P9" draw:layer="layout" svg:width="4.4cm" svg:height="1.2cm" svg:x="0.6cm" svg:y="9.2cm">
            <draw:text-box>
              <text:p text:style-name="P1"><text:span text:style-name="T19">Execution context B </text:span><text:span text:style-name="T19">generating logs</text:span></text:p>
            </draw:text-box>
          </draw:frame>
          <draw:g>
            <draw:custom-shape draw:style-name="gr12" draw:text-style-name="P4" draw:layer="layout" svg:width="0.8cm" svg:height="0.8cm" svg:x="6.4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7.2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.8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9.6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0.4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1.2cm" svg:y="7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4" draw:layer="layout" svg:width="0.8cm" svg:height="0.8cm" svg:x="7.2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.8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9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0.4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5" draw:layer="layout" svg:width="0.6cm" svg:height="2.4cm" svg:x="12.6cm" svg:y="7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" draw:text-style-name="P10" draw:layer="layout" svg:width="4.4cm" svg:height="2.147cm" svg:x="13.3cm" svg:y="8cm">
            <draw:text-box>
              <text:p text:style-name="P4"><text:span text:style-name="T19">Log combiner attempts to </text:span><text:span text:style-name="T19">ensure the logs are ordered </text:span><text:span text:style-name="T19">appropriately</text:span></text:p>
            </draw:text-box>
          </draw:frame>
          <draw:g>
            <draw:custom-shape draw:style-name="gr12" draw:text-style-name="P4" draw:layer="layout" svg:width="0.8cm" svg:height="0.8cm" svg:x="19.1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9.9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0.7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1.5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2.3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3.1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3.9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4.7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5.5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6.3cm" svg:y="8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5" draw:layer="layout" svg:width="1.199cm" svg:height="0.6cm" svg:x="5.001cm" svg:y="7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5" draw:layer="layout" svg:width="1.199cm" svg:height="0.6cm" svg:x="5.001cm" svg:y="9.5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5" draw:layer="layout" svg:width="1.199cm" svg:height="0.6cm" svg:x="17.701cm" svg:y="8.8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6" draw:text-style-name="P5" draw:layer="layout" svg:width="0.8cm" svg:height="0.6cm" svg:x="2.9cm" svg:y="14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17" draw:text-style-name="P4" draw:layer="layout" svg:width="3.6cm" svg:height="1.6cm" svg:x="4.2cm" svg:y="14.6cm">
              <text:p text:style-name="P4"><text:span text:style-name="T20">Freshly arrived</text:span></text:p>
              <text:p text:style-name="P4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4.2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5.8cm" svg:y="14cm">
              <text:p text:style-name="P4"><text:span text:style-name="T21">Step: 1</text:span></text:p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7" draw:layer="layout" svg:width="4cm" svg:height="1.2cm" svg:x="0.5cm" svg:y="15.4cm">
            <draw:text-box>
              <text:p><text:span text:style-name="T19">New data arrives to be </text:span><text:span text:style-name="T19">processed</text:span></text:p>
            </draw:text-box>
          </draw:frame>
          <draw:g>
            <draw:custom-shape draw:style-name="gr17" draw:text-style-name="P4" draw:layer="layout" svg:width="3.6cm" svg:height="1.6cm" svg:x="9.4cm" svg:y="14.6cm">
              <text:p text:style-name="P4"><text:span text:style-name="T20">Preprocessed</text:span></text:p>
              <text:p text:style-name="P4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9.4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11cm" svg:y="14cm">
              <text:p text:style-name="P4"><text:span text:style-name="T21">Step: 2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7.8cm" svg:y1="15.2cm" svg:x2="9.4cm" svg:y2="15.2cm">
            <text:p/>
          </draw:line>
          <draw:g>
            <draw:custom-shape draw:style-name="gr17" draw:text-style-name="P4" draw:layer="layout" svg:width="3.6cm" svg:height="1.6cm" svg:x="14.7cm" svg:y="17.8cm">
              <text:p text:style-name="P4"><text:span text:style-name="T20">Program</text:span></text:p>
              <text:p text:style-name="P4"><text:span text:style-name="T20">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4.7cm" svg:y="17.2cm">
              <text:p text:style-name="P4"><text:span text:style-name="T20">ID B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16.3cm" svg:y="17.2cm">
              <text:p text:style-name="P4"><text:span text:style-name="T21">Step: 4569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4" draw:layer="layout" svg:width="3.6cm" svg:height="1.6cm" svg:x="14.6cm" svg:y="14.6cm">
              <text:p text:style-name="P4"><text:span text:style-name="T20">Modified by</text:span></text:p>
              <text:p text:style-name="P4"><text:span text:style-name="T20">program 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4.6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16.2cm" svg:y="14cm">
              <text:p text:style-name="P4"><text:span text:style-name="T21">Step: 45695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13cm" svg:y1="15.2cm" svg:x2="14.6cm" svg:y2="15.2cm">
            <text:p/>
          </draw:line>
          <draw:line draw:style-name="gr7" draw:text-style-name="P5" draw:layer="layout" svg:x1="16.4cm" svg:y1="17.2cm" svg:x2="16.4cm" svg:y2="16.2cm">
            <text:p/>
          </draw:line>
          <draw:g>
            <draw:custom-shape draw:style-name="gr17" draw:text-style-name="P4" draw:layer="layout" svg:width="3.6cm" svg:height="1.6cm" svg:x="19.8cm" svg:y="14.6cm">
              <text:p text:style-name="P4"><text:span text:style-name="T20">Postprocessed</text:span></text:p>
              <text:p text:style-name="P4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9.8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21.4cm" svg:y="14cm">
              <text:p text:style-name="P4"><text:span text:style-name="T21">Step: 45696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18.2cm" svg:y1="15.2cm" svg:x2="19.8cm" svg:y2="15.2cm">
            <text:p/>
          </draw:line>
          <draw:custom-shape draw:style-name="gr16" draw:text-style-name="P5" draw:layer="layout" svg:width="0.8cm" svg:height="0.6cm" svg:x="24.001cm" svg:y="14.8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7" draw:layer="layout" svg:width="4cm" svg:height="1.2cm" svg:x="23.4cm" svg:y="15.4cm">
            <draw:text-box>
              <text:p><text:span text:style-name="T19">Result leaves</text:span></text:p>
            </draw:text-box>
          </draw:frame>
          <draw:g>
            <draw:custom-shape draw:style-name="gr17" draw:text-style-name="P4" draw:layer="layout" svg:width="3.6cm" svg:height="1.6cm" svg:x="19.9cm" svg:y="17.8cm">
              <text:p text:style-name="P4"><text:span text:style-name="T20">Updated</text:span></text:p>
              <text:p text:style-name="P4"><text:span text:style-name="T20">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9.9cm" svg:y="17.2cm">
              <text:p text:style-name="P4"><text:span text:style-name="T20">ID B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21.5cm" svg:y="17.2cm">
              <text:p text:style-name="P4"><text:span text:style-name="T21">Step: 45697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21.6cm" svg:y1="16.2cm" svg:x2="21.6cm" svg:y2="17.2cm">
            <text:p/>
          </draw:line>
          <draw:line draw:style-name="gr7" draw:text-style-name="P5" draw:layer="layout" svg:x1="18.3cm" svg:y1="18.1cm" svg:x2="19.9cm" svg:y2="18.1cm">
            <text:p/>
          </draw:line>
          <draw:custom-shape draw:style-name="gr20" draw:text-style-name="P5" draw:layer="layout" svg:width="1.6cm" svg:height="0.4cm" svg:x="18.3cm" svg:y="18.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4" draw:layer="layout" svg:width="15cm" svg:height="2.5cm" svg:x="-0.6cm" svg:y="16.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The initial step number for an ID is arbitrary but you do need to ensure that it won’t become </text:span><text:span text:style-name="T10">ambiguous so start new ID step numbers close to large recently used step numbers (e.g. 45698)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aggregation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is is the process of incorporating the logs from many running systems into a single server and providing analysis, search and display functionality.</text:p>
              </text:list-item>
              <text:list-item>
                <text:p>Of particular interest is the ability to run arbitrary analysis functions over the logs to extract derived quantities and find correlations, e.g.:</text:p>
                <text:list>
                  <text:list-item>
                    <text:p><text:span text:style-name="T2">Compute total instantaneous load on a system and correlate load spikes with </text:span><text:span text:style-name="T2">particular accounts or data connections.</text:span></text:p>
                  </text:list-item>
                  <text:list-item>
                    <text:p><text:span text:style-name="T2">Identify accounts or data connections that cause a higher than normal load.</text:span></text:p>
                  </text:list-item>
                  <text:list-item>
                    <text:p><text:span text:style-name="T2">Pattern match state of health telemetry against the conditions before the time </text:span><text:span text:style-name="T2">of a failure to see if there are any predictive signals and attempt to rule out </text:span><text:span text:style-name="T2">health measurements that are unlikely to be a predictive cause.</text:span></text:p>
                  </text:list-item>
                  <text:list-item>
                    <text:p><text:span text:style-name="T2">Assemble an empirical model of the normal operating conditions and highlight </text:span><text:span text:style-name="T2">anomalies for investigation or rectification.</text:span></text:p>
                  </text:list-item>
                </text:list>
              </text:list-item>
              <text:list-item>
                <text:p><text:span text:style-name="T3">Off the shelf software may not be up to the task of analysing this </text:span><text:span text:style-name="T3">data; providing an easy to use API for engineers to write their case </text:span><text:span text:style-name="T3">specific analysis scripts / programs may be more productiv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Query mechanisms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A query is a computation that can be applied to each log entry that both determines if a log entry is in the result set and compute particular values for each result (<text:span text:style-name="T4">e.g. a SQL query using stored functions</text:span>).</text:p>
                <text:list>
                  <text:list-item>
                    <text:p><text:span text:style-name="T2">For logs, a standard database may be significantly outperformed (</text:span><text:span text:style-name="T5">i.e. be cheaper </text:span><text:span text:style-name="T5">to run</text:span><text:span text:style-name="T2">) by a less capable persistence system.</text:span></text:p>
                    <text:list>
                      <text:list-item>
                        <text:p><text:span text:style-name="T9">Logging based on flat, indexable, binary files or specialist databases can be over an order of </text:span><text:span text:style-name="T9">magnitude faster at the expense of both functionality and relying on delayed writes. </text:span></text:p>
                      </text:list-item>
                    </text:list>
                  </text:list-item>
                </text:list>
              </text:list-item>
              <text:list-item>
                <text:p>For a small log, especially if held in RAM, simply running a selection function over each log entry can be the most efficient.</text:p>
              </text:list-item>
              <text:list-item>
                <text:p>For large logs, especially if held on slow non-volatile storage, indexes and pre-computed functions can accelerate the queries at the cost of storage space.</text:p>
                <text:list>
                  <text:list-item>
                    <text:p><text:span text:style-name="T2">Including frequently requested calculation intermediate results (</text:span><text:span text:style-name="T5">e.g. some </text:span><text:span text:style-name="T5">calculated system load levels</text:span><text:span text:style-name="T2">) and derived data computed at the time of log arrival </text:span><text:span text:style-name="T2">(</text:span><text:span text:style-name="T5">e.g. system load, time averaged decimation layers and system state visualisation data</text:span><text:span text:style-name="T2">) should be </text:span><text:span text:style-name="T2">considered to speed up queries; each log entry gets read many times but </text:span><text:span text:style-name="T2">only written o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Dynamic logging settings</text:p>
          </draw:text-box>
        </draw:frame>
        <draw:frame presentation:style-name="pr4" draw:layer="layout" svg:width="27.2cm" svg:height="16.6cm" svg:x="0.4cm" svg:y="2.4cm" presentation:class="outline" presentation:user-transformed="true">
          <draw:text-box>
            <text:list text:style-name="L2">
              <text:list-item>
                <text:p>Allowing logging to be adjusted at run time allows developers, maintenance and operations staff to investigate issues in production.</text:p>
                <text:list>
                  <text:list-item>
                    <text:p><text:span text:style-name="T2">No need to either re-start production system in ‘debug’ mode or have a </text:span><text:span text:style-name="T2">torrent of logs being generated as standard.</text:span></text:p>
                  </text:list-item>
                  <text:list-item>
                    <text:p><text:span text:style-name="T2">Turn up the logging in areas of interest to investigate behaviour or gather </text:span><text:span text:style-name="T2">operational behaviour.</text:span></text:p>
                  </text:list-item>
                  <text:list-item>
                    <text:p><text:span text:style-name="T2">Avoids having to guess the future at implementation time.</text:span></text:p>
                  </text:list-item>
                  <text:list-item>
                    <text:p><text:span text:style-name="T2">Remember to include logging about the overhead cost of logging itself so </text:span><text:span text:style-name="T2">staff can see the CPU, RAM, disk and bandwidth impact and it van be </text:span><text:span text:style-name="T2">regulated.</text:span></text:p>
                  </text:list-item>
                </text:list>
              </text:list-item>
              <text:list-item>
                <text:p><text:span text:style-name="T3">For deployed systems and clusters, use a centralised logging </text:span><text:span text:style-name="T3">manager so you can adjust the logging across the entire system </text:span><text:span text:style-name="T3">centrally.</text:span></text:p>
                <text:list>
                  <text:list-item>
                    <text:p><text:span text:style-name="T2">Log settings changes need to be co-operatively managed to both keep the </text:span><text:span text:style-name="T2">system working normally and co-ordinating the disparate logging requests.</text:span></text:p>
                    <text:list>
                      <text:list-item>
                        <text:p><text:span text:style-name="T9">Use persistent sessions tied to particular members of staff / teams with separated log </text:span><text:span text:style-name="T9">requirements to prevent one user clobbering other users.</text:span></text:p>
                      </text:list-item>
                      <text:list-item>
                        <text:p><text:span text:style-name="T9">Apply CPU / RAM / disk / bandwidth usage limits to prevent inadvertent performance impa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Dynamic logging code</text:p>
          </draw:text-box>
        </draw:frame>
        <draw:frame presentation:style-name="pr4" draw:layer="layout" svg:width="27.2cm" svg:height="16.6cm" svg:x="0.4cm" svg:y="2.4cm" presentation:class="outline" presentation:user-transformed="true">
          <draw:text-box>
            <text:list text:style-name="L2">
              <text:list-item>
                <text:p><text:span text:style-name="T3">Use an ability to perform arbitrary functions at run-time to allow </text:span><text:span text:style-name="T3">remote control of the logging code.</text:span></text:p>
                <text:list>
                  <text:list-item>
                    <text:p text:style-name="P11"><text:span text:style-name="T2">Maximises the chance that you can collect the data that you need.</text:span></text:p>
                  </text:list-item>
                  <text:list-item>
                    <text:p text:style-name="P11"><text:span text:style-name="T2">Can be implemented using log stubs at the start and end of every function </text:span><text:span text:style-name="T5">(as </text:span><text:span text:style-name="T5">well as being enabled in all log statements).</text:span></text:p>
                  </text:list-item>
                  <text:list-item>
                    <text:p><text:span text:style-name="T2">Also do whole system monitoring on a periodic basis; using immutable data </text:span><text:span text:style-name="T2">assists in this greatly. </text:span></text:p>
                  </text:list-item>
                </text:list>
              </text:list-item>
              <text:list-item>
                <text:p><text:span text:style-name="T3">Languages implementing reflection allow a string name based </text:span><text:span text:style-name="T3">mechanism for examining state.</text:span></text:p>
                <text:list>
                  <text:list-item>
                    <text:p><text:span text:style-name="T2">Requires a domain specific language to specify and a interpreter/executor </text:span><text:span text:style-name="T2">built into the process; the possible functionality is fixed at compile time.</text:span></text:p>
                  </text:list-item>
                  <text:list-item>
                    <text:p><text:span text:style-name="T2">Consumes much more CPU time than hard coded log statements.</text:span></text:p>
                  </text:list-item>
                </text:list>
              </text:list-item>
              <text:list-item>
                <text:p><text:span text:style-name="T3">Perform code injection via logging plug-ins.</text:span></text:p>
                <text:list>
                  <text:list-item>
                    <text:p><text:span text:style-name="T2">Almost as fast to execute as hard coded logging statements.</text:span></text:p>
                  </text:list-item>
                  <text:list-item>
                    <text:p><text:span text:style-name="T2">Maximum flexibility but also no restrictions to limit mistak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Security implications</text:p>
          </draw:text-box>
        </draw:frame>
        <draw:frame presentation:style-name="pr4" draw:layer="layout" svg:width="27.8cm" svg:height="16.2cm" svg:x="0cm" svg:y="2.8cm" presentation:class="outline" presentation:user-transformed="true">
          <draw:text-box>
            <text:list text:style-name="L2">
              <text:list-item>
                <text:p>Any kind of access to configure or view logs has security implications.</text:p>
                <text:list>
                  <text:list-item>
                    <text:p><text:span text:style-name="T2">Use your existing IT access and privilege control system rather than re-invent </text:span><text:span text:style-name="T2">it.</text:span></text:p>
                    <text:list>
                      <text:list-item>
                        <text:p><text:span text:style-name="T9">Not having a business wide single point of control for granting and removing access to all </text:span><text:span text:style-name="T9">company systems would be crazy.</text:span></text:p>
                      </text:list-item>
                    </text:list>
                  </text:list-item>
                  <text:list-item>
                    <text:p><text:span text:style-name="T2">Use encrypted data pipes as standard </text:span><text:span text:style-name="T5">(preventing unauthorised users from snooping)</text:span><text:span text:style-name="T2">.</text:span></text:p>
                  </text:list-item>
                  <text:list-item>
                    <text:p><text:span text:style-name="T2">Encrypt your logs when stored permanently</text:span><text:span text:style-name="T2">.</text:span></text:p>
                    <text:list>
                      <text:list-item>
                        <text:p><text:span text:style-name="T9"/></text:p>
                      </text:list-item>
                      <text:list-item>
                        <text:p><text:span text:style-name="T9">This is an entire sub-system in and of itself; keys need to be stored and regularly changed in </text:span><text:span text:style-name="T9">a way that allows access without exposing the keys themselves or locking you out of the logs </text:span><text:span text:style-name="T9">if you have to restore data from a backup.</text:span></text:p>
                      </text:list-item>
                    </text:list>
                  </text:list-item>
                  <text:list-item>
                    <text:p><text:span text:style-name="T2">Always log every log access and settings change against the user who did it.</text:span></text:p>
                    <text:list>
                      <text:list-item>
                        <text:p><text:span text:style-name="T9">It should never be possible to disable this or erase the data.</text:span></text:p>
                      </text:list-item>
                      <text:list-item>
                        <text:p><text:span text:style-name="T9">Implement an automatic behaviour monitor to identify anomalies.</text:span></text:p>
                      </text:list-item>
                      <text:list-item>
                        <text:p><text:span text:style-name="T9">Display the current activity and show the anomalies in the office on a flat screen TV so that </text:span><text:span text:style-name="T9">people can see and act on anything unusual (if only to get themselves off the suspect list)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stems that allow arbitrary logging plug-ins have a huge potential </text:span><text:span text:style-name="T3">for exploitation; consider the pro’s and con’s careful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Privacy implications</text:p>
          </draw:text-box>
        </draw:frame>
        <draw:frame presentation:style-name="pr4" draw:layer="layout" svg:width="27.2cm" svg:height="16.2cm" svg:x="0.4cm" svg:y="2.8cm" presentation:class="outline">
          <draw:text-box>
            <text:list text:style-name="L2">
              <text:list-item>
                <text:p>Including user data in logs has significant regulatory, certification and legal issues; it is generally preferable to avoid logging user data.</text:p>
                <text:list>
                  <text:list-item>
                    <text:p><text:span text:style-name="T2">Many businesses have legal obligations to retain unmodified user data; </text:span><text:span text:style-name="T2">holding this data separately with it’s own access control is recommended.</text:span></text:p>
                  </text:list-item>
                  <text:list-item>
                    <text:p><text:span text:style-name="T2">Have regular data audits to identify and fix violations of your user data </text:span><text:span text:style-name="T2">policies.</text:span></text:p>
                  </text:list-item>
                  <text:list-item>
                    <text:p><text:span text:style-name="T2">Using user identification hashes and assigning short-lived IDs to data with </text:span><text:span text:style-name="T2">limited meta-data (e.g. data volume) tends to be sufficient for most logging </text:span><text:span text:style-name="T2">purposes.</text:span></text:p>
                  </text:list-item>
                  <text:list-item>
                    <text:p><text:span text:style-name="T2">Ability to select arbitrary data for logging (e.g. a reflection or plug-in system) </text:span><text:span text:style-name="T2">can easily violate this.</text:span></text:p>
                  </text:list-item>
                </text:list>
              </text:list-item>
              <text:list-item>
                <text:p><text:span text:style-name="T3">If the implementation language supports it, annotating user data so it </text:span><text:span text:style-name="T3">is automatically excluded from logs is helpful.</text:span></text:p>
                <text:list>
                  <text:list-item>
                    <text:p><text:span text:style-name="T2">Reflection / plug-in based systems can therefore automatically recognise </text:span><text:span text:style-name="T2">data fields that are not to be logged.</text:span></text:p>
                  </text:list-item>
                  <text:list-item>
                    <text:p><text:span text:style-name="T2">This could be something as simple as implementing an </text:span><text:span text:style-name="T2">IUserDataAnonomising interface for objects containing user data. 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usRichard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1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1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1</text:page-number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usRichard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0:00:29.125456653</meta:creation-date>
    <meta:editing-duration>P1DT3H27M39S</meta:editing-duration>
    <meta:editing-cycles>39</meta:editing-cycles>
    <meta:generator>LibreOffice/6.1.6.3$Linux_X86_64 LibreOffice_project/10$Build-3</meta:generator>
    <dc:title>Blue plus</dc:title>
    <dc:date>2019-09-08T21:50:42.341382345</dc:date>
    <meta:document-statistic meta:object-count="268"/>
  </office:meta>
</office:document-meta>
</file>